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4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assiv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1"/>
        <table:table-row table:style-name="ro1">
          <table:table-cell/>
          <table:table-cell office:value-type="string" calcext:value-type="string">
            <text:p>nsubj:pass</text:p>
          </table:table-cell>
          <table:table-cell office:value-type="string" calcext:value-type="string">
            <text:p>csubj:pass</text:p>
          </table:table-cell>
          <table:table-cell office:value-type="string" calcext:value-type="string">
            <text:p>obl:agent</text:p>
          </table:table-cell>
          <table:table-cell office:value-type="string" calcext:value-type="string">
            <text:p>aux:pass</text:p>
          </table:table-cell>
          <table:table-cell office:value-type="string" calcext:value-type="string">
            <text:p>expl:pass</text:p>
          </table:table-cell>
          <table:table-cell office:value-type="string" calcext:value-type="string">
            <text:p>Voice=Pass</text:p>
          </table:table-cell>
        </table:table-row>
        <table:table-row table:style-name="ro1">
          <table:table-cell office:value-type="string" calcext:value-type="string">
            <text:p>Afrikaan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haric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ncient Greek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rabic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rmenia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ssyrian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elarusian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et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garian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urya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la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hinese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lassical Chines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roatian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zech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anish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utch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ish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rzy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onian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roes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innish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lic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n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othic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reek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indi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ndonesian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arelia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azakh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orean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atin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atvian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ithuanian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ltese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thi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j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Sami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rwegian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ld Church Slavonic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ld French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d Russian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sh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ortuguese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omanian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ussian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nskrit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rbian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ovak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wedish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ami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hai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urkis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rainian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pper Sorb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rdu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yghur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etnames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s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 trace of passive: Akkadian, Bambara, Basque, Coptic, Hindi-English, Hungarian, Irish, Japanese, Komi Zyrian, Kurmanji, Mbya Guarani, Slovenian, Swedish Sign Language, Tagalog, Telugu, Warlpiri, Wolof, Yoruba.</text:p>
          </table:table-cell>
          <table:table-cell table:number-columns-repeated="6"/>
        </table:table-row>
        <table:table-row table:style-name="ro1" table:number-rows-repeated="104850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Obl arg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/>
          <table:table-cell office:value-type="string" calcext:value-type="string">
            <text:p>obl:arg</text:p>
          </table:table-cell>
        </table:table-row>
        <table:table-row table:style-name="ro1">
          <table:table-cell office:value-type="string" calcext:value-type="string">
            <text:p>Arabic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zec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at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ithuani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ltes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aij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olis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nskri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ovak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amil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104856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0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Zeman</meta:initial-creator>
    <meta:creation-date>2019-05-20T09:29:50.804000000</meta:creation-date>
    <dc:date>2019-05-20T10:06:44.846000000</dc:date>
    <dc:creator>Daniel Zeman</dc:creator>
    <meta:editing-duration>PT36M52S</meta:editing-duration>
    <meta:editing-cycles>5</meta:editing-cycles>
    <meta:generator>LibreOffice/5.3.1.2$Windows_X86_64 LibreOffice_project/e80a0e0fd1875e1696614d24c32df0f95f03deb2</meta:generator>
    <meta:document-statistic meta:table-count="2" meta:cell-count="299" meta:object-count="0"/>
  </office:meta>
</office:document-meta>
</file>